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1" officeooo:rsid="00b7db8e" officeooo:paragraph-rsid="00189d1b" fo:background-color="#ccff66"/>
    </style:style>
    <style:style style:name="P2" style:family="paragraph" style:parent-style-name="Standard">
      <style:text-properties style:font-name="Liberation Serif1" officeooo:rsid="00b74503" officeooo:paragraph-rsid="00189d1b" fo:background-color="#ffff66"/>
    </style:style>
    <style:style style:name="P3" style:family="paragraph" style:parent-style-name="Standard">
      <style:text-properties style:font-name="Liberation Serif1" officeooo:rsid="00b74503" officeooo:paragraph-rsid="00189d1b" fo:background-color="#ff6600"/>
    </style:style>
    <style:style style:name="P4" style:family="paragraph" style:parent-style-name="Standard">
      <style:text-properties style:font-name="Liberation Serif1" officeooo:rsid="00b74503" officeooo:paragraph-rsid="00189d1b" fo:background-color="#ff9999"/>
    </style:style>
    <style:style style:name="P5" style:family="paragraph" style:parent-style-name="Standard">
      <style:text-properties style:font-name="Liberation Serif1" officeooo:rsid="00b74503" officeooo:paragraph-rsid="00189d1b" fo:background-color="#ff66cc"/>
    </style:style>
    <style:style style:name="P6" style:family="paragraph" style:parent-style-name="Standard">
      <style:text-properties style:font-name="Liberation Serif1" officeooo:rsid="00b74503" officeooo:paragraph-rsid="00189d1b" fo:background-color="#cc66ff"/>
    </style:style>
    <style:style style:name="P7" style:family="paragraph" style:parent-style-name="Standard">
      <style:text-properties style:font-name="Liberation Serif1" officeooo:rsid="00b74503" officeooo:paragraph-rsid="00189d1b" fo:background-color="#9999ff"/>
    </style:style>
    <style:style style:name="P8" style:family="paragraph" style:parent-style-name="Standard">
      <style:text-properties style:font-name="Liberation Serif1" officeooo:rsid="00b74503" officeooo:paragraph-rsid="00189d1b" fo:background-color="#99ff99"/>
    </style:style>
    <style:style style:name="P9" style:family="paragraph" style:parent-style-name="Standard">
      <style:text-properties officeooo:rsid="00b63588" officeooo:paragraph-rsid="00189d1b"/>
    </style:style>
    <style:style style:name="P10" style:family="paragraph" style:parent-style-name="Standard">
      <style:text-properties style:font-name="Nimbus Mono L" officeooo:rsid="00b74503" officeooo:paragraph-rsid="00189d1b" fo:background-color="#ffff66"/>
    </style:style>
    <style:style style:name="P11" style:family="paragraph" style:parent-style-name="Standard">
      <style:text-properties style:font-name="Nimbus Mono L" officeooo:rsid="00b74503" officeooo:paragraph-rsid="00189d1b"/>
    </style:style>
    <style:style style:name="P12" style:family="paragraph" style:parent-style-name="Standard">
      <style:text-properties style:font-name="Nimbus Mono L" officeooo:rsid="00b74503" officeooo:paragraph-rsid="00189d1b" fo:background-color="#ff6600"/>
    </style:style>
    <style:style style:name="P13" style:family="paragraph" style:parent-style-name="Standard">
      <style:text-properties style:font-name="Nimbus Mono L" officeooo:rsid="00b74503" officeooo:paragraph-rsid="00189d1b" fo:background-color="#ff9999"/>
    </style:style>
    <style:style style:name="P14" style:family="paragraph" style:parent-style-name="Standard">
      <style:text-properties style:font-name="Nimbus Mono L" officeooo:rsid="00b74503" officeooo:paragraph-rsid="00189d1b" fo:background-color="#ff66cc"/>
    </style:style>
    <style:style style:name="P15" style:family="paragraph" style:parent-style-name="Standard">
      <style:text-properties style:font-name="Nimbus Mono L" officeooo:rsid="00b74503" officeooo:paragraph-rsid="00189d1b" fo:background-color="#cc66ff"/>
    </style:style>
    <style:style style:name="P16" style:family="paragraph" style:parent-style-name="Standard">
      <style:text-properties style:font-name="Nimbus Mono L" officeooo:rsid="00b74503" officeooo:paragraph-rsid="00189d1b" fo:background-color="#9999ff"/>
    </style:style>
    <style:style style:name="P17" style:family="paragraph" style:parent-style-name="Standard">
      <style:text-properties style:font-name="Nimbus Mono L" officeooo:rsid="00b74503" officeooo:paragraph-rsid="00189d1b" fo:background-color="#99ff99"/>
    </style:style>
    <style:style style:name="P18" style:family="paragraph" style:parent-style-name="Standard">
      <style:text-properties style:font-name="Nimbus Mono L" officeooo:rsid="00b74503" officeooo:paragraph-rsid="00189d1b" fo:background-color="#ccff66"/>
    </style:style>
    <style:style style:name="P19" style:family="paragraph" style:parent-style-name="Standard">
      <style:text-properties style:font-name="Nimbus Mono L" officeooo:rsid="00b7db8e" officeooo:paragraph-rsid="00189d1b" fo:background-color="#ccff66"/>
    </style:style>
    <style:style style:name="P20" style:family="paragraph" style:parent-style-name="Standard">
      <style:paragraph-properties fo:break-before="page"/>
      <style:text-properties officeooo:rsid="00b63588" officeooo:paragraph-rsid="00189d1b"/>
    </style:style>
    <style:style style:name="T1" style:family="text">
      <style:text-properties officeooo:rsid="00b97cfd"/>
    </style:style>
    <style:style style:name="T2" style:family="text">
      <style:text-properties fo:background-color="#ff66cc" loext:char-shading-value="0"/>
    </style:style>
    <style:style style:name="T3" style:family="text">
      <style:text-properties fo:background-color="#cc66ff" loext:char-shading-value="0"/>
    </style:style>
    <style:style style:name="T4" style:family="text">
      <style:text-properties fo:background-color="#9999ff" loext:char-shading-value="0"/>
    </style:style>
    <style:style style:name="T5" style:family="text">
      <style:text-properties fo:background-color="#99ff99" loext:char-shading-value="0"/>
    </style:style>
    <style:style style:name="T6" style:family="text">
      <style:text-properties officeooo:rsid="00b7db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LIENTE WEB EN MONGODB</text:p>
      <text:p text:style-name="P9">El cliente web de mongodb esta realizado en python y utilizando la api oficial de mongo, la funcionalidad de esta aplicación web es la posibilidad de listar el contenido de las diferentes colecciones de una base de datos montada con mongodb. A continuación se comentara las lineas de código que se han utilizado para saber que funcionamiento realiza cada parte.</text:p>
      <text:p text:style-name="P9"/>
      <text:p text:style-name="P10">import pymongo</text:p>
      <text:p text:style-name="P10">from pymongo import MongoClient, GEO2D</text:p>
      <text:p text:style-name="P10">import bottle</text:p>
      <text:p text:style-name="P10">from <text:s/>bottle import Bottle,route,run,request,template,static_file,default_app,get</text:p>
      <text:p text:style-name="P10">from sys import *</text:p>
      <text:p text:style-name="P10">import json</text:p>
      <text:p text:style-name="P11"/>
      <text:p text:style-name="P12">@route ('/', method="get" )</text:p>
      <text:p text:style-name="P12">def inicio():</text:p>
      <text:p text:style-name="P12"><text:tab/>return template ('template.tpl')</text:p>
      <text:p text:style-name="P11"/>
      <text:p text:style-name="P13">@route ('/resultado', method="post")</text:p>
      <text:p text:style-name="P13">def resultado():</text:p>
      <text:p text:style-name="P13"><text:tab/>usu = request.forms.get('usuario')</text:p>
      <text:p text:style-name="P13"><text:tab/>cla = request.forms.get('clave')</text:p>
      <text:p text:style-name="P13"><text:tab/>col = request.forms.get('coleccion')</text:p>
      <text:p text:style-name="P11"><text:tab/></text:p>
      <text:p text:style-name="P11"><text:tab/><text:span text:style-name="T2">uri= "mongodb://"+usu+":"+cla+"@172.22.200.109:27017/test"</text:span></text:p>
      <text:p text:style-name="P14"/>
      <text:p text:style-name="P11"><text:tab/><text:span text:style-name="T3">cliente= MongoClient(uri)</text:span></text:p>
      <text:p text:style-name="P15"><text:tab/>datos= cliente['test']</text:p>
      <text:p text:style-name="P15"><text:tab/>coleccion= datos[col]</text:p>
      <text:p text:style-name="P15"><text:tab/>cursor= coleccion.find()</text:p>
      <text:p text:style-name="P15"/>
      <text:p text:style-name="P11"><text:tab/><text:span text:style-name="T4">contenido=[]</text:span></text:p>
      <text:p text:style-name="P16"><text:tab/>for result in cursor:</text:p>
      <text:p text:style-name="P16"><text:tab/> <text:s/><text:tab/>contenido.append(result)</text:p>
      <text:p text:style-name="P11"/>
      <text:p text:style-name="P11"><text:tab/><text:span text:style-name="T5">if col == "zip" or col == "product":</text:span></text:p>
      <text:p text:style-name="P17"><text:tab/><text:tab/>return template ('template2', cursor=contenido, col=col)</text:p>
      <text:p text:style-name="P17"><text:tab/>else:</text:p>
      <text:p text:style-name="P17"><text:tab/><text:tab/>return template ('error', cursor=contenido, col=col)</text:p>
      <text:p text:style-name="P11"/>
      <text:p text:style-name="P18">run(host='0.0.0.0',port=argv[1])</text:p>
      <text:p text:style-name="P19"/>
      <text:p text:style-name="P2"><text:span text:style-name="T6">Importación de los complementos necesarios para la ejecución del .py</text:span> </text:p>
      <text:p text:style-name="P3"/>
      <text:p text:style-name="P3"><text:span text:style-name="T6">Redirección al primer template que contiene un formulario para la solicitud de la coleccion</text:span> </text:p>
      <text:p text:style-name="P4"/>
      <text:p text:style-name="P4"><text:span text:style-name="T6">Recogida de información del formulario de datos de usuario, colección y asignación a las variables</text:span> </text:p>
      <text:p text:style-name="P5"/>
      <text:p text:style-name="P5"><text:span text:style-name="T6">Dirección para el acceso a la base de datos con los datos de cuenta de usuario y base de datos</text:span> </text:p>
      <text:p text:style-name="P6"/>
      <text:p text:style-name="P6"><text:soft-page-break/><text:span text:style-name="T6">Petición con la función de mongoclient, petición a base de datos con credenciales y búsqueda de información en la colección indicada</text:span> </text:p>
      <text:p text:style-name="P7"/>
      <text:p text:style-name="P7"><text:span text:style-name="T6">Recorrer resultado del cursor del diccionario de respuesta y agregación en una lista para mostrarla posteriormente</text:span> <text:span text:style-name="T6">el resultado de dicha petición en el template</text:span></text:p>
      <text:p text:style-name="P8"/>
      <text:p text:style-name="P8"><text:span text:style-name="T6">Redirección del contenido al template deseado en caso de haber introducido la colección correctamente, en el caso de no haberlo introducido correctamente nos redirige a otro template con un mensaje de error</text:span> </text:p>
      <text:p text:style-name="P1"/>
      <text:p text:style-name="P1"><text:span text:style-name="T1">Función</text:span> necesaria para la correcta <text:span text:style-name="T1">ejecución</text:span> en el entorno virtual de bott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9:34:07.300243944</meta:creation-date>
    <dc:date>2017-10-30T19:34:23.093631364</dc:date>
    <meta:editing-duration>PT15S</meta:editing-duration>
    <meta:editing-cycles>1</meta:editing-cycles>
    <meta:document-statistic meta:table-count="0" meta:image-count="0" meta:object-count="0" meta:page-count="2" meta:paragraph-count="38" meta:word-count="290" meta:character-count="2125" meta:non-whitespace-character-count="1842"/>
    <meta:generator>LibreOffice/5.2.7.2$Linux_X86_64 LibreOffice_project/20m0$Build-2</meta:generator>
  </office:meta>
</office:document-meta>
</file>